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4.6399999999999997" table:style-name="ce1">
            <text:p>4,64</text:p>
          </table:table-cell>
          <table:table-cell office:value-type="float" office:value="6.3333333333332575E-2" table:formula="of:=[.C3]-[.E3]" table:style-name="ce1">
            <text:p>0,063333333</text:p>
          </table:table-cell>
          <table:table-cell office:value-type="float" office:value="4.5766666666666671" table:formula="of:=AVERAGE([.C3:.C5])" table:style-name="ce1">
            <text:p>4,576666667</text:p>
          </table:table-cell>
          <table:table-cell table:style-name="ce1"/>
          <table:table-cell office:value-type="float" office:value="3.2182707572027973" table:formula="of:=SQRT([.D3]^2+[.D4]^2+[.D5]^2)" table:style-name="ce1">
            <text:p>3,218270757</text:p>
          </table:table-cell>
          <table:table-cell office:value-type="float" office:value="2.2756610761124634" table:formula="of:=SQRT(1/2*([.D3]^2+[.D4]^2+[.D5]^2))" table:style-name="ce1">
            <text:p>2,275661076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float" office:value="2.27" table:style-name="ce1">
            <text:p>2,27</text:p>
          </table:table-cell>
          <table:table-cell office:value-type="float" office:value="-2.3066666666666671" table:formula="of:=[.C4]-[.E4]" table:style-name="ce1">
            <text:p>-2,306666667</text:p>
          </table:table-cell>
          <table:table-cell office:value-type="float" office:value="4.5766666666666671" table:formula="of:=AVERAGE([.C3:.C5])" table:style-name="ce1">
            <text:p>4,576666667</text:p>
          </table:table-cell>
          <table:table-cell table:style-name="ce1"/>
          <table:table-cell office:value-type="float" office:value="3.4524222222222218" table:formula="of:=VARP([.C3:.C5])" table:style-name="ce1">
            <text:p>3,452422222</text:p>
          </table:table-cell>
          <table:table-cell office:value-type="float" office:value="0.75855369203748779" table:formula="of:=[.H3]/3" table:style-name="ce1">
            <text:p>0,758553692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float" office:value="6.82" table:style-name="ce1">
            <text:p>6,82</text:p>
          </table:table-cell>
          <table:table-cell office:value-type="float" office:value="2.2433333333333332" table:formula="of:=[.C5]-[.E5]" table:style-name="ce1">
            <text:p>2,243333333</text:p>
          </table:table-cell>
          <table:table-cell office:value-type="float" office:value="4.5766666666666671" table:formula="of:=AVERAGE([.C3:.C5])" table:style-name="ce1">
            <text:p>4,576666667</text:p>
          </table:table-cell>
          <table:table-cell table:number-columns-repeated="16379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getempert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n</text:p>
          </table:table-cell>
          <table:table-cell office:value-type="string" table:style-name="ce1">
            <text:p>Delta n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elta A</text:p>
          </table:table-cell>
          <table:table-cell office:value-type="string" table:style-name="ce1">
            <text:p>Rho</text:p>
          </table:table-cell>
          <table:table-cell office:value-type="string" table:style-name="ce1">
            <text:p>Delta Rho</text:p>
          </table:table-cell>
          <table:table-cell office:value-type="string" table:style-name="ce1">
            <text:p>w_i</text:p>
          </table:table-cell>
          <table:table-cell office:value-type="string" table:style-name="ce1">
            <text:p>w_i*Rho_i</text:p>
          </table:table-cell>
          <table:table-cell office:value-type="string" table:style-name="ce1">
            <text:p>Gewichteter Mittelwert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office:value-type="float" office:value="839908.67" table:style-name="ce1">
            <text:p>839908,67</text:p>
          </table:table-cell>
          <table:table-cell office:value-type="float" office:value="0.01" table:formula="of:=0.01" table:style-name="ce1">
            <text:p>0,01</text:p>
          </table:table-cell>
          <table:table-cell office:value-type="float" office:value="4.6433619979181784E-5" table:formula="of:=[.C13]/[.E13]" table:style-name="ce1">
            <text:p>4,64336E-05</text:p>
          </table:table-cell>
          <table:table-cell office:value-type="float" office:value="3.6483855907915706E-6" table:formula="of:=SQRT(([.D13]/[.E13])^2+([.C13]*[.F13]/([.E13]^2)))" table:style-name="ce1">
            <text:p>3,64839E-06</text:p>
          </table:table-cell>
          <table:table-cell office:value-type="float" office:value="75127430664.66124" table:formula="of:=1/([.H13]^2)" table:style-name="ce1">
            <text:p>75127430665</text:p>
          </table:table-cell>
          <table:table-cell office:value-type="float" office:value="3488438.5654952084" table:formula="of:=[.I13]*[.G13]" table:style-name="ce1">
            <text:p>3488438,565</text:p>
          </table:table-cell>
          <table:table-cell office:value-type="float" office:value="3.4973642760499602E-5" table:formula="of:=([.J13]+[.J14]+[.J15])/([.I13]+[.I14]+[.I15])" table:style-name="ce1">
            <text:p>3,49736E-05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1099357.6100000001" table:style-name="ce1">
            <text:p>1099357,61</text:p>
          </table:table-cell>
          <table:table-cell office:value-type="float" office:value="0.01" table:formula="of:=0.01" table:style-name="ce1">
            <text:p>0,01</text:p>
          </table:table-cell>
          <table:table-cell office:value-type="float" office:value="2.2740553003494467E-5" table:formula="of:=[.C14]/[.E14]" table:style-name="ce1">
            <text:p>2,27406E-05</text:p>
          </table:table-cell>
          <table:table-cell office:value-type="float" office:value="2.7665076745583351E-6" table:formula="of:=SQRT(([.D14]/[.E14])^2+([.C14]*[.F14]/([.E14]^2)))" table:style-name="ce1">
            <text:p>2,76651E-06</text:p>
          </table:table-cell>
          <table:table-cell office:value-type="float" office:value="130658070774.58514" table:formula="of:=1/([.H14]^2)" table:style-name="ce1">
            <text:p>1,30658E+11</text:p>
          </table:table-cell>
          <table:table-cell office:value-type="float" office:value="2971236.7837837846" table:formula="of:=[.I14]*[.G14]" table:style-name="ce1">
            <text:p>2971236,784</text:p>
          </table:table-cell>
          <table:table-cell office:value-type="string" table:style-name="ce1">
            <text:p>Gewichteter Fehler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454314.66" table:style-name="ce1">
            <text:p>454314,66</text:p>
          </table:table-cell>
          <table:table-cell office:value-type="float" office:value="0.01" table:formula="of:=0.01" table:style-name="ce1">
            <text:p>0,01</text:p>
          </table:table-cell>
          <table:table-cell office:value-type="float" office:value="6.823464600503977E-5" table:formula="of:=[.C15]/[.E15]" table:style-name="ce1">
            <text:p>6,82346E-05</text:p>
          </table:table-cell>
          <table:table-cell office:value-type="float" office:value="6.7161144667408969E-6" table:formula="of:=SQRT(([.D15]/[.E15])^2+([.C15]*[.F15]/([.E15]^2)))" table:style-name="ce1">
            <text:p>6,71611E-06</text:p>
          </table:table-cell>
          <table:table-cell office:value-type="float" office:value="22169904435.114452" table:formula="of:=1/([.H15]^2)" table:style-name="ce1">
            <text:p>22169904435</text:p>
          </table:table-cell>
          <table:table-cell office:value-type="float" office:value="1512755.5810955958" table:formula="of:=[.I15]*[.G15]" table:style-name="ce1">
            <text:p>1512755,581</text:p>
          </table:table-cell>
          <table:table-cell office:value-type="float" office:value="2.0944743787854287E-6" table:formula="of:=1/SQRT([.I13]+[.I14]+[.I15])" table:style-name="ce1">
            <text:p>2,09447E-06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4" table:style-name="ce1"/>
          <table:table-cell office:value-type="string" table:style-name="ce1">
            <text:p>Mittelwert:</text:p>
          </table:table-cell>
          <table:table-cell office:value-type="string" table:style-name="ce1">
            <text:p>Standardabweichung: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table:number-columns-repeated="4" table:style-name="ce1"/>
          <table:table-cell office:value-type="float" office:value="4.5802939662572009E-5" table:formula="of:=AVERAGE([.G13:.G15])" table:style-name="ce1">
            <text:p>4,58029E-05</text:p>
          </table:table-cell>
          <table:table-cell office:value-type="float" office:value="2.2753602852177775E-5" table:formula="of:=SQRT(1/2*(([.G13]-[.G18])^2+([.G14]-[.G18])^2+([.G15]-[.G18])^2))" table:style-name="ce1">
            <text:p>2,27536E-05</text:p>
          </table:table-cell>
          <table:table-cell table:style-name="ce1"/>
          <table:table-cell office:value-type="string" table:style-name="ce1">
            <text:p>Fehler: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office:value-type="string" table:style-name="ce1">
            <text:p>Standardfehler:</text:p>
          </table:table-cell>
          <table:table-cell table:style-name="ce1"/>
          <table:table-cell office:value-type="float" office:value="4.6929193352983775E-6" table:formula="of:=SQRT((1/3)*([.H13]^2+[.H14]^2+[.H15]^2))" table:style-name="ce1">
            <text:p>4,69292E-06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office:value-type="float" office:value="1.3136798731738675E-5" table:formula="of:=[.H18]/SQRT(3)" table:style-name="ce1">
            <text:p>1,31368E-05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ungetempert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n</text:p>
          </table:table-cell>
          <table:table-cell office:value-type="string" table:style-name="ce1">
            <text:p>Delta n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elta A</text:p>
          </table:table-cell>
          <table:table-cell office:value-type="string" table:style-name="ce1">
            <text:p>Rho</text:p>
          </table:table-cell>
          <table:table-cell office:value-type="string" table:style-name="ce1">
            <text:p>Delta Rho</text:p>
          </table:table-cell>
          <table:table-cell office:value-type="string" table:style-name="ce1">
            <text:p>w_i</text:p>
          </table:table-cell>
          <table:table-cell office:value-type="string" table:style-name="ce1">
            <text:p>w_i*Rho_i</text:p>
          </table:table-cell>
          <table:table-cell office:value-type="string" table:style-name="ce1">
            <text:p>Gewichteter Mittelwert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344" table:style-name="ce1">
            <text:p>344</text:p>
          </table:table-cell>
          <table:table-cell office:value-type="float" office:value="40" table:style-name="ce1">
            <text:p>40</text:p>
          </table:table-cell>
          <table:table-cell office:value-type="float" office:value="18894.73" table:style-name="ce1">
            <text:p>18894,73</text:p>
          </table:table-cell>
          <table:table-cell office:value-type="float" office:value="0.01" table:formula="of:=0.01" table:style-name="ce1">
            <text:p>0,01</text:p>
          </table:table-cell>
          <table:table-cell office:value-type="float" office:value="1.8206134726455471E-2" table:formula="of:=[.C25]/[.E25]" table:style-name="ce1">
            <text:p>0,018206135</text:p>
          </table:table-cell>
          <table:table-cell office:value-type="float" office:value="2.1192669549822941E-3" table:formula="of:=SQRT(([.D25]/[.E25])^2+([.C25]*[.F25]/([.E25]^2)))" table:style-name="ce1">
            <text:p>0,002119267</text:p>
          </table:table-cell>
          <table:table-cell office:value-type="float" office:value="222653.05953007285" table:formula="of:=1/([.H25]^2)" table:style-name="ce1">
            <text:p>222653,0595</text:p>
          </table:table-cell>
          <table:table-cell office:value-type="float" office:value="4053.6515990620164" table:formula="of:=[.I25]*[.G25]" table:style-name="ce1">
            <text:p>4053,651599</text:p>
          </table:table-cell>
          <table:table-cell office:value-type="float" office:value="5.3210508578244347E-3" table:formula="of:=([.J25]+[.J26]+[.J27])/([.I25]+[.I26]+[.I27])" table:style-name="ce1">
            <text:p>0,005321051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27" table:style-name="ce1">
            <text:p>27</text:p>
          </table:table-cell>
          <table:table-cell office:value-type="float" office:value="5" table:style-name="ce1">
            <text:p>5</text:p>
          </table:table-cell>
          <table:table-cell office:value-type="float" office:value="7942.73" table:style-name="ce1">
            <text:p>7942,73</text:p>
          </table:table-cell>
          <table:table-cell office:value-type="float" office:value="0.01" table:formula="of:=0.01" table:style-name="ce1">
            <text:p>0,01</text:p>
          </table:table-cell>
          <table:table-cell office:value-type="float" office:value="3.3993349893550458E-3" table:formula="of:=[.C26]/[.E26]" table:style-name="ce1">
            <text:p>0,003399335</text:p>
          </table:table-cell>
          <table:table-cell office:value-type="float" office:value="6.328966855253448E-4" table:formula="of:=SQRT(([.D26]/[.E26])^2+([.C26]*[.F26]/([.E26]^2)))" table:style-name="ce1">
            <text:p>0,000632897</text:p>
          </table:table-cell>
          <table:table-cell office:value-type="float" office:value="2496516.0210882472" table:formula="of:=1/([.H26]^2)" table:style-name="ce1">
            <text:p>2496516,021</text:p>
          </table:table-cell>
          <table:table-cell office:value-type="float" office:value="8486.4942619707181" table:formula="of:=[.I26]*[.G26]" table:style-name="ce1">
            <text:p>8486,494262</text:p>
          </table:table-cell>
          <table:table-cell office:value-type="string" table:style-name="ce1">
            <text:p>Gewichteter Fehler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103" table:style-name="ce1">
            <text:p>103</text:p>
          </table:table-cell>
          <table:table-cell office:value-type="float" office:value="15" table:style-name="ce1">
            <text:p>15</text:p>
          </table:table-cell>
          <table:table-cell office:value-type="float" office:value="6251.25" table:style-name="ce1">
            <text:p>6251,25</text:p>
          </table:table-cell>
          <table:table-cell office:value-type="float" office:value="0.01" table:formula="of:=0.01" table:style-name="ce1">
            <text:p>0,01</text:p>
          </table:table-cell>
          <table:table-cell office:value-type="float" office:value="1.6476704659068187E-2" table:formula="of:=[.C27]/[.E27]" table:style-name="ce1">
            <text:p>0,016476705</text:p>
          </table:table-cell>
          <table:table-cell office:value-type="float" office:value="2.4050060596553686E-3" table:formula="of:=SQRT(([.D27]/[.E27])^2+([.C27]*[.F27]/([.E27]^2)))" table:style-name="ce1">
            <text:p>0,002405006</text:p>
          </table:table-cell>
          <table:table-cell office:value-type="float" office:value="172889.11455337788" table:formula="of:=1/([.H27]^2)" table:style-name="ce1">
            <text:p>172889,1146</text:p>
          </table:table-cell>
          <table:table-cell office:value-type="float" office:value="2848.6428792638148" table:formula="of:=[.I27]*[.G27]" table:style-name="ce1">
            <text:p>2848,642879</text:p>
          </table:table-cell>
          <table:table-cell office:value-type="float" office:value="5.8802594173902459E-4" table:formula="of:=1/SQRT([.I25]+[.I26]+[.I27])" table:style-name="ce1">
            <text:p>0,000588026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4" table:style-name="ce1"/>
          <table:table-cell office:value-type="string" table:style-name="ce1">
            <text:p>Mittelwert:</text:p>
          </table:table-cell>
          <table:table-cell office:value-type="string" table:style-name="ce1">
            <text:p>Standardabweichung:</text:p>
          </table:table-cell>
          <table:table-cell table:style-name="ce1"/>
          <table:table-cell office:value-type="string" table:style-name="ce1">
            <text:p>Fehler: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table:number-columns-repeated="4" table:style-name="ce1"/>
          <table:table-cell office:value-type="float" office:value="1.269405812495957E-2" table:formula="of:=AVERAGE([.G25:.G27])" table:style-name="ce1">
            <text:p>0,012694058</text:p>
          </table:table-cell>
          <table:table-cell office:value-type="float" office:value="8.0957791913534964E-3" table:formula="of:=SQRT(1/2*(([.G25]-[.G30])^2+([.G26]-[.G30])^2+([.G27]-[.G30])^2))" table:style-name="ce1">
            <text:p>0,008095779</text:p>
          </table:table-cell>
          <table:table-cell table:style-name="ce1"/>
          <table:table-cell office:value-type="float" office:value="1.8864344487248897E-3" table:formula="of:=SQRT((1/3)*([.H25]^2+[.H26]^2+[.H27]^2))" table:style-name="ce1">
            <text:p>0,001886434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office:value-type="string" table:style-name="ce1">
            <text:p>Standardfehler: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office:value-type="float" office:value="4.6741002954277123E-3" table:formula="of:=[.H30]/SQRT(3)" table:style-name="ce1">
            <text:p>0,0046741</text:p>
          </table:table-cell>
          <table:table-cell table:number-columns-repeated="16376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F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A</text:p>
          </table:table-cell>
          <table:table-cell table:style-name="ce1"/>
          <table:table-cell office:value-type="string" table:style-name="ce1">
            <text:p>sigma</text:p>
          </table:table-cell>
          <table:table-cell office:value-type="string" table:style-name="ce1">
            <text:p>dSigma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26.64" table:style-name="ce1">
            <text:p>26,64</text:p>
          </table:table-cell>
          <table:table-cell office:value-type="float" office:value="0.1" table:style-name="ce1">
            <text:p>0,1</text:p>
          </table:table-cell>
          <table:table-cell office:value-type="float" office:value="4.0200000000000006E-10" table:formula="of:=0.402*0.000000001" table:style-name="ce1">
            <text:p>4,02E-10</text:p>
          </table:table-cell>
          <table:table-cell office:value-type="float" office:value="3.6189619999999998E-6" table:formula="of:=3618962*0.000000000001" table:style-name="ce1">
            <text:p>3,61896E-06</text:p>
          </table:table-cell>
          <table:table-cell office:value-type="float" office:value="9.9999999999999998E-13" table:formula="of:=0.000000000001" table:style-name="ce1">
            <text:p>1E-12</text:p>
          </table:table-cell>
          <table:table-cell table:style-name="ce1"/>
          <table:table-cell office:value-type="float" office:value="4.2058841911982493E-13" table:formula="of:=([.C38]*[.E38]^2)/2 * COS(PI()/4)/[.F38]" table:style-name="ce1">
            <text:p>4,20588E-13</text:p>
          </table:table-cell>
          <table:table-cell office:value-type="float" office:value="1.5787853613339342E-15" table:formula="of:=SQRT((COS(PI()/4)*[.D38]*[.E38]^2/2 /[.F38])^2+(COS(PI()/4)*[.C38]*[.G38]*[.E38]^2/2 /[.F38]^2)^2)" table:style-name="ce1">
            <text:p>1,57879E-15</text:p>
          </table:table-cell>
          <table:table-cell table:number-columns-repeated="16374"/>
        </table:table-row>
        <table:table-row table:number-rows-repeated="1048538" table:style-name="ro1">
          <table:table-cell table:number-columns-repeated="16384"/>
        </table:table-row>
      </table:table>
      <table:table table:name="Tabelle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Erik </meta:initial-creator>
    <dc:creator>Jesco Talies</dc:creator>
    <meta:creation-date>2021-08-12T14:13:34Z</meta:creation-date>
    <dc:date>2021-09-23T17:22:42Z</dc:date>
    <meta:editing-cycles>2</meta:editing-cycles>
    <meta:editing-duration>PT0S</meta:editing-duration>
  </office:meta>
</office:document-meta>
</file>